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FFOEventHandlerMaker.need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FFOEventHandlerMaker.makeFOEventHandler( FOUserAgent ua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FFOEventHandlerMaker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